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text-underline-style="none"/>
    </style:style>
    <style:style style:name="P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aindrops</text:h>
      <text:p text:style-name="P2">Started 5/8/16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straw</meta:initial-creator>
    <meta:creation-date>2016-05-08T21:36:39.08</meta:creation-date>
    <dc:date>2016-05-08T22:28:08.53</dc:date>
    <dc:creator>p straw</dc:creator>
    <meta:editing-duration>PT51M28S</meta:editing-duration>
    <meta:editing-cycles>5</meta:editing-cycles>
    <meta:generator>OpenOffice/4.1.2$Win32 OpenOffice.org_project/412m3$Build-9782</meta:generator>
    <meta:document-statistic meta:table-count="0" meta:image-count="0" meta:object-count="0" meta:page-count="1" meta:paragraph-count="3" meta:word-count="3" meta:character-count="24"/>
  </office:meta>
</office:document-meta>
</file>